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>
      <style:paragraph-properties fo:padding="0.0193in" fo:border="0.0008in solid #d9d9e3"/>
    </style:style>
    <style:style style:name="P8" style:family="paragraph" style:parent-style-name="Text_20_body" style:list-style-name="L1">
      <style:paragraph-properties fo:padding="0.0193in" fo:border="0.0008in solid #d9d9e3"/>
    </style:style>
    <style:style style:name="P9" style:family="paragraph" style:parent-style-name="Text_20_body" style:list-style-name="L2">
      <style:paragraph-properties fo:padding="0.0193in" fo:border="0.0008in solid #d9d9e3"/>
    </style:style>
    <style:style style:name="P10" style:family="paragraph" style:parent-style-name="Text_20_body" style:list-style-name="L3">
      <style:paragraph-properties fo:padding="0.0193in" fo:border="0.0008in solid #d9d9e3"/>
    </style:style>
    <style:style style:name="P11" style:family="paragraph" style:parent-style-name="Text_20_body" style:list-style-name="L4">
      <style:paragraph-properties fo:padding="0.0193in" fo:border="0.0008in solid #d9d9e3"/>
    </style:style>
    <style:style style:name="P12" style:family="paragraph" style:parent-style-name="Text_20_body" style:list-style-name="L5">
      <style:paragraph-properties fo:padding="0.0193in" fo:border="0.0008in solid #d9d9e3"/>
    </style:style>
    <style:style style:name="P13" style:family="paragraph" style:parent-style-name="Text_20_body" style:list-style-name="L6">
      <style:paragraph-properties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андарты кодирования вордпресс</text:p>
      <text:p text:style-name="P1">ChatGPT</text:p>
      <text:p text:style-name="P2">ChatGPT</text:p>
      <text:p text:style-name="P7">Стандарты кодирования в WordPress - это набор правил и рекомендаций, которые разработчики WordPress должны следовать при написании кода для тем, плагинов или ядра WordPress. Эти стандарты помогают обеспечить консистентность, читаемость и надёжность кода во всей экосистеме WordPress. Они улучшают совместимость, поддерживаемость и безопасность ваших проектов. Вот основные моменты стандартов кодирования WordPress:</text:p>
      <text:h text:style-name="P14" text:outline-level="3">1. <text:a xlink:type="simple" xlink:href="https://make.wordpress.org/core/handbook/best-practices/coding-standards/php/" office:target-frame-name="_new" xlink:show="replace" text:style-name="Internet_20_link" text:visited-style-name="Visited_20_Internet_20_Link">WordPress PHP Coding Standards</text:a></text:h>
      <text:list xml:id="list9168819532546708049" text:style-name="L1">
        <text:list-item>
          <text:p text:style-name="P3"><text:span text:style-name="Strong_20_Emphasis">Именование:</text:span> Имена функций, переменных и классов должны быть описательными и использовать camelCase или snake_case.</text:p>
        </text:list-item>
        <text:list-item>
          <text:p text:style-name="P3"><text:span text:style-name="Strong_20_Emphasis">Отступы и пробелы:</text:span> Использование четырех пробелов в качестве отступов. Отсутствие пробелов в конце строк.</text:p>
        </text:list-item>
        <text:list-item>
          <text:p text:style-name="P8"><text:span text:style-name="Strong_20_Emphasis">Комментарии:</text:span> Документация кода с помощью комментариев, объясняющих функции, классы и методы.</text:p>
        </text:list-item>
      </text:list>
      <text:h text:style-name="P14" text:outline-level="3">2. <text:a xlink:type="simple" xlink:href="https://make.wordpress.org/core/handbook/best-practices/coding-standards/css/" office:target-frame-name="_new" xlink:show="replace" text:style-name="Internet_20_link" text:visited-style-name="Visited_20_Internet_20_Link">WordPress CSS Coding Standards</text:a></text:h>
      <text:list xml:id="list4670270115559344139" text:style-name="L2">
        <text:list-item>
          <text:p text:style-name="P4"><text:span text:style-name="Strong_20_Emphasis">Форматирование:</text:span> Использование расстановки фигурных скобок и отступов для улучшения читаемости кода CSS.</text:p>
        </text:list-item>
        <text:list-item>
          <text:p text:style-name="P9"><text:span text:style-name="Strong_20_Emphasis">Именование классов:</text:span> Использование осмысленных имен классов, избегая использования стилевых свойств, которые могут быть конфликтными.</text:p>
        </text:list-item>
      </text:list>
      <text:h text:style-name="P14" text:outline-level="3">3. <text:a xlink:type="simple" xlink:href="https://make.wordpress.org/core/handbook/best-practices/coding-standards/javascript/" office:target-frame-name="_new" xlink:show="replace" text:style-name="Internet_20_link" text:visited-style-name="Visited_20_Internet_20_Link">JavaScript Coding Standards</text:a></text:h>
      <text:list xml:id="list3826245334589555817" text:style-name="L3">
        <text:list-item>
          <text:p text:style-name="P5"><text:span text:style-name="Strong_20_Emphasis">Форматирование:</text:span> Отступы в четыре пробела, использование camelCase для имен переменных и функций.</text:p>
        </text:list-item>
        <text:list-item>
          <text:p text:style-name="P10"><text:span text:style-name="Strong_20_Emphasis">Использование JSDoc:</text:span> Документация функций, классов и методов JavaScript с использованием JSDoc-комментариев.</text:p>
        </text:list-item>
      </text:list>
      <text:h text:style-name="P14" text:outline-level="3">4. <text:a xlink:type="simple" xlink:href="https://developer.wordpress.org/plugins/security/" office:target-frame-name="_new" xlink:show="replace" text:style-name="Internet_20_link" text:visited-style-name="Visited_20_Internet_20_Link">Security Coding Standards</text:a></text:h>
      <text:list xml:id="list7354916404407296683" text:style-name="L4">
        <text:list-item>
          <text:p text:style-name="P6"><text:span text:style-name="Strong_20_Emphasis">Обработка данных:</text:span> Использование безопасных функций для работы с данными, включая экранирование выводимых данных.</text:p>
        </text:list-item>
        <text:list-item>
          <text:p text:style-name="P11"><text:span text:style-name="Strong_20_Emphasis">Проверка прав доступа:</text:span> Проверка прав пользователя перед выполнением определенных действий.</text:p>
        </text:list-item>
      </text:list>
      <text:h text:style-name="P14" text:outline-level="3">5. <text:a xlink:type="simple" xlink:href="https://developer.wordpress.org/plugins/internationalization/" office:target-frame-name="_new" xlink:show="replace" text:style-name="Internet_20_link" text:visited-style-name="Visited_20_Internet_20_Link">Internationalization Standards</text:a></text:h>
      <text:list xml:id="list5375748851613414438" text:style-name="L5">
        <text:list-item>
          <text:p text:style-name="P12"><text:span text:style-name="Strong_20_Emphasis">Использование функций для перевода:</text:span> Обеспечение легкости перевода темы или плагина на другие языки.</text:p>
        </text:list-item>
      </text:list>
      <text:h text:style-name="P14" text:outline-level="3">6. <text:a xlink:type="simple" xlink:href="https://make.wordpress.org/core/handbook/best-practices/inline-documentation-standards/" office:target-frame-name="_new" xlink:show="replace" text:style-name="Internet_20_link" text:visited-style-name="Visited_20_Internet_20_Link">Documentation Standards</text:a></text:h>
      <text:list xml:id="list487749016336529428" text:style-name="L6">
        <text:list-item>
          <text:p text:style-name="P13"><text:span text:style-name="Strong_20_Emphasis">Читаемость и понятность:</text:span> Документирование кода для обеспечения понимания работы функций, классов и методов.</text:p>
        </text:list-item>
      </text:list>
      <text:p text:style-name="P7"><text:soft-page-break/>Следование стандартам кодирования в WordPress не только облегчает сотрудничество с другими разработчиками, но и повышает качество вашего кода. Это помогает предотвратить ошибки, улучшить безопасность и облегчить поддержку вашего проекта в будуще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23:06:29.34</dc:date>
    <meta:document-statistic meta:table-count="0" meta:image-count="0" meta:object-count="0" meta:page-count="2" meta:paragraph-count="22" meta:word-count="259" meta:character-count="2058"/>
    <dc:creator>Dima Wide</dc:creator>
    <meta:user-defined meta:name="Info 1"/>
    <meta:user-defined meta:name="Info 2"/>
    <meta:user-defined meta:name="Info 3"/>
    <meta:user-defined meta:name="Info 4"/>
  </office:meta>
</office:document-meta>
</file>